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Mono" officeooo:rsid="0012641b" officeooo:paragraph-rsid="0012641b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47a39" officeooo:paragraph-rsid="0017f315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Liberation Mono" fo:font-size="10.5pt" style:text-underline-style="solid" style:text-underline-width="auto" style:text-underline-color="font-color" fo:font-weight="bold" officeooo:rsid="0012641b" officeooo:paragraph-rsid="0012641b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.5pt" style:text-underline-style="solid" style:text-underline-width="auto" style:text-underline-color="font-color" fo:font-weight="bold" officeooo:rsid="0012641b" officeooo:paragraph-rsid="0012641b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.5pt" style:text-underline-style="solid" style:text-underline-width="auto" style:text-underline-color="font-color" fo:font-weight="bold" officeooo:rsid="0012641b" officeooo:paragraph-rsid="00165b02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.5pt" style:text-underline-style="solid" style:text-underline-width="auto" style:text-underline-color="font-color" fo:font-weight="bold" officeooo:rsid="00147a39" officeooo:paragraph-rsid="00147a39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Liberation Mono" fo:font-size="10.5pt" officeooo:rsid="0012641b" officeooo:paragraph-rsid="0012641b" style:font-size-asian="10.5pt" style:font-size-complex="10.5pt"/>
    </style:style>
    <style:style style:name="P8" style:family="paragraph" style:parent-style-name="Standard">
      <style:paragraph-properties fo:text-align="end" style:justify-single-word="false"/>
      <style:text-properties style:font-name="Liberation Mono" fo:font-size="10.5pt" officeooo:rsid="0012641b" officeooo:paragraph-rsid="0012641b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2641b" officeooo:paragraph-rsid="0012641b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2641b" officeooo:paragraph-rsid="00147a39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65b02" officeooo:paragraph-rsid="00165b02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3871e" officeooo:paragraph-rsid="00215dda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47a39" officeooo:paragraph-rsid="00147a39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0.5pt" fo:font-weight="bold" officeooo:rsid="0013ffa9" officeooo:paragraph-rsid="00165b02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2641b" officeooo:paragraph-rsid="0012641b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2641b" officeooo:paragraph-rsid="00194e07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3871e" officeooo:paragraph-rsid="0012641b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3871e" officeooo:paragraph-rsid="00165b02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3871e" officeooo:paragraph-rsid="00215dda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47a39" officeooo:paragraph-rsid="00147a39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7f315" officeooo:paragraph-rsid="00215dda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0.5pt" fo:font-weight="normal" officeooo:rsid="0013ffa9" officeooo:paragraph-rsid="00165b02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0.5pt" style:text-underline-style="none" fo:font-weight="normal" officeooo:rsid="0017f315" officeooo:paragraph-rsid="0017f315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0.5pt" fo:font-style="normal" style:text-underline-style="solid" style:text-underline-width="auto" style:text-underline-color="font-color" fo:font-weight="bold" officeooo:rsid="00165b02" officeooo:paragraph-rsid="00165b02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0.5pt" fo:font-style="normal" style:text-underline-style="none" fo:font-weight="bold" officeooo:rsid="00194e07" officeooo:paragraph-rsid="00194e07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0.5pt" fo:font-style="normal" style:text-underline-style="none" fo:font-weight="bold" officeooo:rsid="0022bacb" officeooo:paragraph-rsid="0022bacb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0.5pt" fo:font-style="normal" style:text-underline-style="none" fo:font-weight="normal" officeooo:rsid="00194e07" officeooo:paragraph-rsid="00194e07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0.5pt" fo:font-style="normal" style:text-underline-style="none" fo:font-weight="normal" officeooo:rsid="001ccd95" officeooo:paragraph-rsid="00194e07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cd95" style:font-weight-asian="normal" style:font-weight-complex="normal"/>
    </style:style>
    <style:style style:name="T3" style:family="text">
      <style:text-properties fo:font-style="italic" fo:font-weight="normal" officeooo:rsid="00196665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7f315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17f315" style:font-size-asian="10.5pt" style:font-size-complex="10.5pt"/>
    </style:style>
    <style:style style:name="T8" style:family="text">
      <style:text-properties fo:font-size="10.5pt" officeooo:rsid="00245ce4" style:font-size-asian="10.5pt" style:font-size-complex="10.5pt"/>
    </style:style>
    <style:style style:name="T9" style:family="text">
      <style:text-properties officeooo:rsid="00196665"/>
    </style:style>
    <style:style style:name="T10" style:family="text">
      <style:text-properties officeooo:rsid="001b19da"/>
    </style:style>
    <style:style style:name="T11" style:family="text">
      <style:text-properties officeooo:rsid="001ccd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iel Oshunniyi</text:p>
      <text:p text:style-name="P7"/>
      <text:p text:style-name="P8">oluwaseun.oshunniyi16@imperial.ac.uk</text:p>
      <text:p text:style-name="P1"><text:a xlink:type="simple" xlink:href="https://www.hackerrank.com/nathxniel" text:style-name="Internet_20_link" text:visited-style-name="Visited_20_Internet_20_Link"><text:span text:style-name="T6">https://www.hackerrank.com/</text:span></text:a><text:a xlink:type="simple" xlink:href="https://www.hackerrank.com/nathxniel" text:style-name="Internet_20_link" text:visited-style-name="Visited_20_Internet_20_Link"><text:span text:style-name="T8">nathxniel</text:span></text:a></text:p>
      <text:p text:style-name="P8">(+44) 7810 610881</text:p>
      <text:p text:style-name="P8"/>
      <text:p text:style-name="P4">Education</text:p>
      <text:p text:style-name="P9"/>
      <text:p text:style-name="P9">2016-2019: Imperial College London – Computer Science (Beng)</text:p>
      <text:p text:style-name="P15">-<text:tab/>75% in Haskell language assessments</text:p>
      <text:p text:style-name="P15">-<text:tab/>72% in Java language assessments</text:p>
      <text:p text:style-name="P15">-<text:tab/>85% in Hardware assessments</text:p>
      <text:p text:style-name="P15">-<text:tab/>80% in Logic assessment</text:p>
      <text:p text:style-name="P15"/>
      <text:p text:style-name="P9">2009-2016: Watford Grammar School for Boys</text:p>
      <text:p text:style-name="P15">-<text:tab/>A Level: A*AAA; includes Maths (96%), Computing (100% cwk)</text:p>
      <text:p text:style-name="P16">- <text:tab/>AS Level: AAAAA; includes Maths (97%), Further Maths (90%)</text:p>
      <text:p text:style-name="P17">-<text:tab/><text:span text:style-name="T10">GCSE: all A* or A</text:span></text:p>
      <text:p text:style-name="P17"/>
      <text:p text:style-name="P17"/>
      <text:p text:style-name="P6">Projects</text:p>
      <text:p text:style-name="P13"/>
      <text:p text:style-name="P13">2014-2015: EES Young Engineers Scheme</text:p>
      <text:p text:style-name="P20">Headed the design for a bridge (to enter <text:span text:style-name="T5">W</text:span>andsworth <text:span text:style-name="T5">C</text:span>ouncil’s <text:span text:style-name="T5">international </text:span>bridge design competition) representing Hyder Consultancy. Learned how to <text:span text:style-name="T5">use specialised </text:span>software to a <text:span text:style-name="T5">competent level in a short amount of time and</text:span> organise a team within a project. <text:span text:style-name="T4">Won £800 in awards</text:span> based on our design, pitted up against others in the Young Engineers scheme and other engineering consultancies.</text:p>
      <text:p text:style-name="P20"/>
      <text:p text:style-name="P11">2015: Matrix Program</text:p>
      <text:p text:style-name="P2"><text:span text:style-name="T6">Designed and implemented some software on school computers to teach A level students how to perform matrix calculations. Written in self-taught Pascal language, and published on </text:span><text:a xlink:type="simple" xlink:href="http://www.pp4s.co.uk/main/programs.html" text:style-name="Internet_20_link" text:visited-style-name="Visited_20_Internet_20_Link"><text:span text:style-name="T7">http://www.pp4s.co.uk/main/programs.html</text:span></text:a></text:p>
      <text:p text:style-name="P23"/>
      <text:p text:style-name="P5"/>
      <text:p text:style-name="P5">Employment Record</text:p>
      <text:p text:style-name="P18"/>
      <text:p text:style-name="P14">2013: AECOM, Summer Placement</text:p>
      <text:p text:style-name="P22">Shadowed a Transport Engineer for a couple of weeks. Learned how to use CAD software and produced a submittable traffic management design markup after just 2 weeks of guided independent learning. </text:p>
      <text:p text:style-name="P10"/>
      <text:p text:style-name="P12">2014: Finneccanica, Summer Placement</text:p>
      <text:p text:style-name="P21">2 week placement; learned about the Systems Engineering field and how large scale projects are managed in the industry. </text:p>
      <text:p text:style-name="P19"/>
      <text:p text:style-name="P19"/>
      <text:p text:style-name="P24">Acheivements and Other Information</text:p>
      <text:p text:style-name="P24"/>
      <text:p text:style-name="P25">2013: British Heart Foundation; <text:span text:style-name="T1">Volunteered for 6 months doing general shop floor and cashier work.</text:span></text:p>
      <text:p text:style-name="P27"/>
      <text:p text:style-name="P25">2014: Volunteer Tutoring; <text:span text:style-name="T1">Tutored maths and science to lower school students. </text:span><text:span text:style-name="T3">Learned patience</text:span><text:span text:style-name="T9"> </text:span><text:span text:style-name="T2">and displayed clear communication of abstract concepts to others.</text:span></text:p>
      <text:p text:style-name="P28"/>
      <text:p text:style-name="P26"><text:span text:style-name="T11">2</text:span>012, 2013: Maths Challenge; <text:span text:style-name="T1">Won Silver Award in national mathematics challenge UKMT 2 years a row</text:span></text:p>
      <text:p text:style-name="P27"/>
      <text:p text:style-name="P25">Certified UK Dri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7:13:12.958446536</meta:creation-date>
    <dc:date>2017-01-31T17:11:16.367179050</dc:date>
    <meta:editing-duration>PT35M37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286" meta:character-count="1966" meta:non-whitespace-character-count="1705"/>
  </office:meta>
</office:document-meta>
</file>